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1in"/>
    </style:style>
    <style:style style:name="co2" style:family="table-column">
      <style:table-column-properties fo:break-before="auto" style:column-width="5.6728in"/>
    </style:style>
    <style:style style:name="co3" style:family="table-column">
      <style:table-column-properties fo:break-before="auto" style:column-width="0.5583in"/>
    </style:style>
    <style:style style:name="co4" style:family="table-column">
      <style:table-column-properties fo:break-before="auto" style:column-width="0.5953in"/>
    </style:style>
    <style:style style:name="ro1" style:family="table-row">
      <style:table-row-properties style:row-height="0.3299in" fo:break-before="auto" style:use-optimal-row-height="true"/>
    </style:style>
    <style:style style:name="ro2" style:family="table-row">
      <style:table-row-properties style:row-height="0.2299in" fo:break-before="auto" style:use-optimal-row-height="true"/>
    </style:style>
    <style:style style:name="ro3" style:family="table-row">
      <style:table-row-properties style:row-height="0.1799in" fo:break-before="auto" style:use-optimal-row-height="true"/>
    </style:style>
    <style:style style:name="ro4" style:family="table-row">
      <style:table-row-properties style:row-height="0.1807in" fo:break-before="auto" style:use-optimal-row-height="true"/>
    </style:style>
    <style:style style:name="ro5" style:family="table-row">
      <style:table-row-properties style:row-height="0.0311in" fo:break-before="auto" style:use-optimal-row-height="false"/>
    </style:style>
    <style:style style:name="ro6" style:family="table-row">
      <style:table-row-properties style:row-height="2.4583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Excel_20_Built-in_20_Normal">
      <style:table-cell-properties style:diagonal-bl-tr="none" style:diagonal-tl-br="none" fo:border="0.0138in solid #000000" style:rotation-align="none"/>
    </style:style>
    <style:style style:name="ce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 style:family="table-cell" style:parent-style-name="Excel_20_Built-in_20_Normal">
      <style:table-cell-properties style:diagonal-bl-tr="none" style:diagonal-tl-br="none" fo:background-color="transparent" style:rotation-align="none"/>
    </style:style>
    <style:style style:name="ce6" style:family="table-cell" style:parent-style-name="Excel_20_Built-in_20_Normal">
      <style:table-cell-properties fo:border-bottom="0.0138in solid #000000" style:diagonal-bl-tr="none" style:diagonal-tl-br="none" style:text-align-source="fix" style:repeat-content="false" fo:border-left="0.0138in solid #000000" fo:border-right="none" style:rotation-align="none" fo:border-top="0.0138in solid #000000"/>
      <style:paragraph-properties fo:text-align="start" fo:margin-left="0in"/>
    </style:style>
    <style:style style:name="ce7" style:family="table-cell" style:parent-style-name="Excel_20_Built-in_20_Normal">
      <style:table-cell-properties fo:border-bottom="0.0138in solid #000000" style:diagonal-bl-tr="none" style:diagonal-tl-br="none" fo:border-left="0.0138in solid #000000" fo:border-right="none" style:rotation-align="none" fo:border-top="0.0138in solid #000000"/>
    </style:style>
    <style:style style:name="ce8"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bottom"/>
      <style:paragraph-properties fo:margin-left="0in" style:writing-mode="page"/>
    </style:style>
    <style:style style:name="ce9" style:family="table-cell" style:parent-style-name="Excel_20_Built-in_20_Normal">
      <style:table-cell-properties fo:border-bottom="none" style:diagonal-bl-tr="none" style:diagonal-tl-br="none" fo:border-left="0.0138in solid #000000" fo:border-right="none" style:rotation-align="none" fo:border-top="none"/>
    </style:style>
    <style:style style:name="ce10" style:family="table-cell" style:parent-style-name="Excel_20_Built-in_20_Normal">
      <style:table-cell-properties fo:border-bottom="0.0138in solid #000000" style:diagonal-bl-tr="none" style:diagonal-tl-br="none" fo:border-left="0.0138in solid #000000" fo:border-right="none" style:rotation-align="none" fo:border-top="non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style>
    <style:style style:name="ce1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3"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15"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6" style:family="table-cell" style:parent-style-name="Excel_20_Built-in_20_Normal">
      <style:table-cell-properties fo:border-bottom="0.0138in solid #000000"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style>
    <style:style style:name="ce17" style:family="table-cell" style:parent-style-name="Excel_20_Built-in_20_Normal">
      <style:table-cell-properties style:diagonal-bl-tr="none" style:diagonal-tl-br="none" style:rotation-align="none"/>
    </style:style>
    <style:style style:name="ce18" style:family="table-cell" style:parent-style-name="Excel_20_Built-in_20_Normal">
      <style:table-cell-properties fo:border-bottom="none" style:diagonal-bl-tr="none" style:diagonal-tl-br="none" fo:border-left="none" fo:border-right="0.0138in solid #000000" style:rotation-align="none" fo:border-top="none"/>
    </style:style>
    <style:style style:name="ce19" style:family="table-cell" style:parent-style-name="Excel_20_Built-in_20_Normal">
      <style:table-cell-properties fo:border-bottom="0.0138in solid #000000" style:diagonal-bl-tr="none" style:diagonal-tl-br="none" fo:border-left="none" fo:border-right="none" style:rotation-align="none" fo:border-top="none"/>
    </style:style>
    <style:style style:name="ce20"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style>
    <style:style style:name="ce21" style:family="table-cell" style:parent-style-name="Excel_20_Built-in_20_Normal">
      <style:table-cell-properties fo:border-bottom="0.0138in solid #000000" style:diagonal-bl-tr="none" style:diagonal-tl-br="none" fo:border-left="none" fo:border-right="0.0138in solid #000000" style:rotation-align="none" fo:border-top="0.0138in solid #000000"/>
    </style:style>
    <style:style style:name="ce22"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4"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Excel_20_Built-in_20_Normal">
      <style:table-cell-properties fo:border-bottom="0.0138in solid #000000" style:diagonal-bl-tr="none" style:diagonal-tl-br="none" fo:border-left="none" fo:border-right="0.0138in solid #000000" style:rotation-align="none" fo:border-top="none"/>
    </style:style>
    <style:style style:name="ce2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27" style:family="table-cell" style:parent-style-name="Excel_20_Built-in_20_Normal">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8" style:family="table-cell" style:parent-style-name="Excel_20_Built-in_20_Normal">
      <style:table-cell-properties style:diagonal-bl-tr="none" style:diagonal-tl-br="none" fo:background-color="transparent" fo:border="0.0138in solid #000000" style:rotation-align="none"/>
    </style:style>
    <style:style style:name="ce29" style:family="table-cell" style:parent-style-name="Excel_20_Built-in_20_Normal">
      <style:table-cell-properties fo:border-bottom="0.0138in solid #000000" style:diagonal-bl-tr="none" style:diagonal-tl-br="none" fo:background-color="transparent" fo:border-left="0.0138in solid #000000" fo:border-right="0.0138in solid #000000" style:rotation-align="none" fo:border-top="none"/>
    </style:style>
    <style:style style:name="ce30" style:family="table-cell" style:parent-style-name="Excel_20_Built-in_20_Normal">
      <style:table-cell-properties fo:border-bottom="none" style:diagonal-bl-tr="none" style:diagonal-tl-br="none" fo:background-color="transparent" fo:border-left="0.0138in solid #000000" fo:border-right="none" style:rotation-align="none" fo:border-top="none"/>
    </style:style>
    <style:style style:name="ce3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2" style:family="table-cell" style:parent-style-name="Excel_20_Built-in_20_Normal">
      <style:table-cell-properties fo:border-bottom="0.0138in solid #000000" style:diagonal-bl-tr="none" style:diagonal-tl-br="none" fo:background-color="transparent" fo:border-left="none" fo:border-right="0.0138in solid #000000" style:rotation-align="none" fo:border-top="0.0138in solid #000000"/>
    </style:style>
    <style:style style:name="ce33"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bottom"/>
      <style:paragraph-properties fo:margin-left="0in" style:writing-mode="page"/>
    </style:style>
    <style:style style:name="ce34"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0.0138in solid #000000" style:rotation-angle="0" style:rotation-align="none" style:shrink-to-fit="false" fo:border-top="none" style:vertical-align="bottom"/>
      <style:paragraph-properties fo:margin-left="0in"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1020" table:default-cell-style-name="Excel_20_Built-in_20_Normal"/>
        <table:table-row table:style-name="ro1">
          <table:table-cell table:style-name="ce1" office:value-type="string" table:number-columns-spanned="4" table:number-rows-spanned="1">
            <text:p>TNM staging for colorectal cancer, 7th edition</text:p>
          </table:table-cell>
          <table:covered-table-cell table:number-columns-repeated="2" table:style-name="ce12"/>
          <table:covered-table-cell table:style-name="ce23"/>
          <table:table-cell table:number-columns-repeated="1020"/>
        </table:table-row>
        <table:table-row table:style-name="ro2">
          <table:table-cell table:style-name="ce2" office:value-type="string" table:number-columns-spanned="4" table:number-rows-spanned="1">
            <text:p>Primary tumor (T)</text:p>
          </table:table-cell>
          <table:covered-table-cell table:number-columns-repeated="2" table:style-name="ce13"/>
          <table:covered-table-cell table:style-name="ce24"/>
          <table:table-cell table:number-columns-repeated="1020"/>
        </table:table-row>
        <table:table-row table:style-name="ro3">
          <table:table-cell table:style-name="ce3" office:value-type="string">
            <text:p>TX</text:p>
          </table:table-cell>
          <table:table-cell table:style-name="ce14" office:value-type="string" table:number-columns-spanned="3" table:number-rows-spanned="1">
            <text:p>Primary tumor cannot be assessed</text:p>
          </table:table-cell>
          <table:covered-table-cell table:number-columns-repeated="2" table:style-name="ce14"/>
          <table:table-cell table:formula="of:=CONCATENATE(&quot;INSERT INTO tnmT(listID, code, description) VALUES(20, '&quot;;[.A3];&quot;','&quot;;[.B3];&quot;');&quot;)" office:value-type="string" office:string-value="INSERT INTO tnmT(listID, code, description) VALUES(20, 'TX','Primary tumor cannot be assessed');">
            <text:p>INSERT INTO tnmT(listID, code, description) VALUES(20, 'TX','Primary tumor cannot be assessed');</text:p>
          </table:table-cell>
          <table:table-cell table:number-columns-repeated="1019"/>
        </table:table-row>
        <table:table-row table:style-name="ro3">
          <table:table-cell table:style-name="ce3" office:value-type="string">
            <text:p>TO</text:p>
          </table:table-cell>
          <table:table-cell table:style-name="ce14" office:value-type="string" table:number-columns-spanned="3" table:number-rows-spanned="1">
            <text:p>No evidence of primary tumor</text:p>
          </table:table-cell>
          <table:covered-table-cell table:number-columns-repeated="2" table:style-name="ce14"/>
          <table:table-cell table:formula="of:=CONCATENATE(&quot;INSERT INTO tnmT(listID, code, description) VALUES(20, '&quot;;[.A4];&quot;','&quot;;[.B4];&quot;');&quot;)" office:value-type="string" office:string-value="INSERT INTO tnmT(listID, code, description) VALUES(20, 'TO','No evidence of primary tumor');">
            <text:p>INSERT INTO tnmT(listID, code, description) VALUES(20, 'TO','No evidence of primary tumor');</text:p>
          </table:table-cell>
          <table:table-cell table:number-columns-repeated="1019"/>
        </table:table-row>
        <table:table-row table:style-name="ro3">
          <table:table-cell table:style-name="ce3" office:value-type="string">
            <text:p>Tis</text:p>
          </table:table-cell>
          <table:table-cell table:style-name="ce14" office:value-type="string" table:number-columns-spanned="3" table:number-rows-spanned="1">
            <text:p>Carcinoma in situ: intraepithelial or invasion of lamina propria*</text:p>
          </table:table-cell>
          <table:covered-table-cell table:number-columns-repeated="2" table:style-name="ce14"/>
          <table:table-cell table:formula="of:=CONCATENATE(&quot;INSERT INTO tnmT(listID, code, description) VALUES(20, '&quot;;[.A5];&quot;','&quot;;[.B5];&quot;');&quot;)" office:value-type="string" office:string-value="INSERT INTO tnmT(listID, code, description) VALUES(20, 'Tis','Carcinoma in situ: intraepithelial or invasion of lamina propria*');">
            <text:p>INSERT INTO tnmT(listID, code, description) VALUES(20, 'Tis','Carcinoma in situ: intraepithelial or invasion of lamina propria*');</text:p>
          </table:table-cell>
          <table:table-cell table:number-columns-repeated="1019"/>
        </table:table-row>
        <table:table-row table:style-name="ro3">
          <table:table-cell table:style-name="ce3" office:value-type="string">
            <text:p>T1</text:p>
          </table:table-cell>
          <table:table-cell table:style-name="ce14" office:value-type="string" table:number-columns-spanned="3" table:number-rows-spanned="1">
            <text:p>Tumor invades submucosa</text:p>
          </table:table-cell>
          <table:covered-table-cell table:number-columns-repeated="2" table:style-name="ce14"/>
          <table:table-cell table:formula="of:=CONCATENATE(&quot;INSERT INTO tnmT(listID, code, description) VALUES(20, '&quot;;[.A6];&quot;','&quot;;[.B6];&quot;');&quot;)" office:value-type="string" office:string-value="INSERT INTO tnmT(listID, code, description) VALUES(20, 'T1','Tumor invades submucosa');">
            <text:p>INSERT INTO tnmT(listID, code, description) VALUES(20, 'T1','Tumor invades submucosa');</text:p>
          </table:table-cell>
          <table:table-cell table:number-columns-repeated="1019"/>
        </table:table-row>
        <table:table-row table:style-name="ro3">
          <table:table-cell table:style-name="ce3" office:value-type="string">
            <text:p>T2</text:p>
          </table:table-cell>
          <table:table-cell table:style-name="ce14" office:value-type="string" table:number-columns-spanned="3" table:number-rows-spanned="1">
            <text:p>Tumor invades muscularis propria</text:p>
          </table:table-cell>
          <table:covered-table-cell table:number-columns-repeated="2" table:style-name="ce14"/>
          <table:table-cell table:formula="of:=CONCATENATE(&quot;INSERT INTO tnmT(listID, code, description) VALUES(20, '&quot;;[.A7];&quot;','&quot;;[.B7];&quot;');&quot;)" office:value-type="string" office:string-value="INSERT INTO tnmT(listID, code, description) VALUES(20, 'T2','Tumor invades muscularis propria');">
            <text:p>INSERT INTO tnmT(listID, code, description) VALUES(20, 'T2','Tumor invades muscularis propria');</text:p>
          </table:table-cell>
          <table:table-cell table:number-columns-repeated="1019"/>
        </table:table-row>
        <table:table-row table:style-name="ro3">
          <table:table-cell table:style-name="ce3" office:value-type="string">
            <text:p>T3</text:p>
          </table:table-cell>
          <table:table-cell table:style-name="ce14" office:value-type="string" table:number-columns-spanned="3" table:number-rows-spanned="1">
            <text:p>Tumor invades through the muscularis propria into pericolorectal tissues</text:p>
          </table:table-cell>
          <table:covered-table-cell table:number-columns-repeated="2" table:style-name="ce14"/>
          <table:table-cell table:formula="of:=CONCATENATE(&quot;INSERT INTO tnmT(listID, code, description) VALUES(20, '&quot;;[.A8];&quot;','&quot;;[.B8];&quot;');&quot;)" office:value-type="string" office:string-value="INSERT INTO tnmT(listID, code, description) VALUES(20, 'T3','Tumor invades through the muscularis propria into pericolorectal tissues');">
            <text:p>INSERT INTO tnmT(listID, code, description) VALUES(20, 'T3','Tumor invades through the muscularis propria into pericolorectal tissues');</text:p>
          </table:table-cell>
          <table:table-cell table:number-columns-repeated="1019"/>
        </table:table-row>
        <table:table-row table:style-name="ro4">
          <table:table-cell table:style-name="ce3" office:value-type="string">
            <text:p>T4a</text:p>
          </table:table-cell>
          <table:table-cell table:style-name="ce14" office:value-type="string" table:number-columns-spanned="3" table:number-rows-spanned="1">
            <text:p>Tumor penetrates to the surface of the visceral peritoneum<text:span text:style-name="T1">●</text:span></text:p>
          </table:table-cell>
          <table:covered-table-cell table:number-columns-repeated="2" table:style-name="ce14"/>
          <table:table-cell table:formula="of:=CONCATENATE(&quot;INSERT INTO tnmT(listID, code, description) VALUES(20, '&quot;;[.A9];&quot;','&quot;;[.B9];&quot;');&quot;)" office:value-type="string" office:string-value="INSERT INTO tnmT(listID, code, description) VALUES(20, 'T4a','Tumor penetrates to the surface of the visceral peritoneum●');">
            <text:p>INSERT INTO tnmT(listID, code, description) VALUES(20, 'T4a','Tumor penetrates to the surface of the visceral peritoneum●');</text:p>
          </table:table-cell>
          <table:table-cell table:number-columns-repeated="1019"/>
        </table:table-row>
        <table:table-row table:style-name="ro4">
          <table:table-cell table:style-name="ce3" office:value-type="string">
            <text:p>T4b</text:p>
          </table:table-cell>
          <table:table-cell table:style-name="ce14" office:value-type="string" table:number-columns-spanned="3" table:number-rows-spanned="1">
            <text:p>Tumor directly invades or is adherent to other organs or structures<text:span text:style-name="T1">●∆</text:span></text:p>
          </table:table-cell>
          <table:covered-table-cell table:number-columns-repeated="2" table:style-name="ce14"/>
          <table:table-cell table:formula="of:=CONCATENATE(&quot;INSERT INTO tnmT(listID, code, description) VALUES(20, '&quot;;[.A10];&quot;','&quot;;[.B10];&quot;');&quot;)" office:value-type="string" office:string-value="INSERT INTO tnmT(listID, code, description) VALUES(20, 'T4b','Tumor directly invades or is adherent to other organs or structures●∆');">
            <text:p>INSERT INTO tnmT(listID, code, description) VALUES(20, 'T4b','Tumor directly invades or is adherent to other organs or structures●∆');</text:p>
          </table:table-cell>
          <table:table-cell table:number-columns-repeated="1019"/>
        </table:table-row>
        <table:table-row table:style-name="ro1">
          <table:table-cell table:style-name="ce1" office:value-type="string" table:number-columns-spanned="4" table:number-rows-spanned="1">
            <text:p>Regional lymph node (N)◊</text:p>
          </table:table-cell>
          <table:covered-table-cell table:number-columns-repeated="3" table:style-name="ce1"/>
          <table:table-cell table:style-name="ce27"/>
          <table:table-cell table:number-columns-repeated="1019"/>
        </table:table-row>
        <table:table-row table:style-name="ro3">
          <table:table-cell table:style-name="ce3" office:value-type="string">
            <text:p>NX</text:p>
          </table:table-cell>
          <table:table-cell table:style-name="ce14" office:value-type="string" table:number-columns-spanned="3" table:number-rows-spanned="1">
            <text:p>Regional lymph nodes cannot be assessed</text:p>
          </table:table-cell>
          <table:covered-table-cell table:number-columns-repeated="2" table:style-name="ce14"/>
          <table:table-cell table:formula="of:=CONCATENATE(&quot;INSERT INTO tnmN(listID, code, description) VALUES(20, '&quot;;[.A12];&quot;','&quot;;[.B12];&quot;');&quot;)" office:value-type="string" office:string-value="INSERT INTO tnmN(listID, code, description) VALUES(20, 'NX','Regional lymph nodes cannot be assessed');">
            <text:p>INSERT INTO tnmN(listID, code, description) VALUES(20, 'NX','Regional lymph nodes cannot be assessed');</text:p>
          </table:table-cell>
          <table:table-cell table:number-columns-repeated="1019"/>
        </table:table-row>
        <table:table-row table:style-name="ro3">
          <table:table-cell table:style-name="ce3" office:value-type="string">
            <text:p>NO</text:p>
          </table:table-cell>
          <table:table-cell table:style-name="ce14" office:value-type="string" table:number-columns-spanned="3" table:number-rows-spanned="1">
            <text:p>No regional lymph node metastasis</text:p>
          </table:table-cell>
          <table:covered-table-cell table:number-columns-repeated="2" table:style-name="ce14"/>
          <table:table-cell table:formula="of:=CONCATENATE(&quot;INSERT INTO tnmN(listID, code, description) VALUES(20, '&quot;;[.A13];&quot;','&quot;;[.B13];&quot;');&quot;)" office:value-type="string" office:string-value="INSERT INTO tnmN(listID, code, description) VALUES(20, 'NO','No regional lymph node metastasis');">
            <text:p>INSERT INTO tnmN(listID, code, description) VALUES(20, 'NO','No regional lymph node metastasis');</text:p>
          </table:table-cell>
          <table:table-cell table:number-columns-repeated="1019"/>
        </table:table-row>
        <table:table-row table:style-name="ro3">
          <table:table-cell table:style-name="ce3" office:value-type="string">
            <text:p>N1</text:p>
          </table:table-cell>
          <table:table-cell table:style-name="ce14" office:value-type="string" table:number-columns-spanned="3" table:number-rows-spanned="1">
            <text:p>Metastasis in 1-3 regional lymph nodes</text:p>
          </table:table-cell>
          <table:covered-table-cell table:number-columns-repeated="2" table:style-name="ce14"/>
          <table:table-cell table:formula="of:=CONCATENATE(&quot;INSERT INTO tnmN(listID, code, description) VALUES(20, '&quot;;[.A14];&quot;','&quot;;[.B14];&quot;');&quot;)" office:value-type="string" office:string-value="INSERT INTO tnmN(listID, code, description) VALUES(20, 'N1','Metastasis in 1-3 regional lymph nodes');">
            <text:p>INSERT INTO tnmN(listID, code, description) VALUES(20, 'N1','Metastasis in 1-3 regional lymph nodes');</text:p>
          </table:table-cell>
          <table:table-cell table:number-columns-repeated="1019"/>
        </table:table-row>
        <table:table-row table:style-name="ro3">
          <table:table-cell table:style-name="ce3" office:value-type="string">
            <text:p>N1a</text:p>
          </table:table-cell>
          <table:table-cell table:style-name="ce14" office:value-type="string">
            <text:p>Metastasis in one regional lymph node</text:p>
          </table:table-cell>
          <table:table-cell table:style-name="ce14" table:number-columns-repeated="2"/>
          <table:table-cell table:formula="of:=CONCATENATE(&quot;INSERT INTO tnmN(listID, code, description) VALUES(20, '&quot;;[.A15];&quot;','&quot;;[.B15];&quot;');&quot;)" office:value-type="string" office:string-value="INSERT INTO tnmN(listID, code, description) VALUES(20, 'N1a','Metastasis in one regional lymph node');">
            <text:p>INSERT INTO tnmN(listID, code, description) VALUES(20, 'N1a','Metastasis in one regional lymph node');</text:p>
          </table:table-cell>
          <table:table-cell table:number-columns-repeated="1019"/>
        </table:table-row>
        <table:table-row table:style-name="ro3">
          <table:table-cell table:style-name="ce3" office:value-type="string">
            <text:p>N1b</text:p>
          </table:table-cell>
          <table:table-cell table:style-name="ce14" office:value-type="string">
            <text:p>Metastasis in 2-3 regional lymph nodes</text:p>
          </table:table-cell>
          <table:table-cell table:style-name="ce14" table:number-columns-repeated="2"/>
          <table:table-cell table:formula="of:=CONCATENATE(&quot;INSERT INTO tnmN(listID, code, description) VALUES(20, '&quot;;[.A16];&quot;','&quot;;[.B16];&quot;');&quot;)" office:value-type="string" office:string-value="INSERT INTO tnmN(listID, code, description) VALUES(20, 'N1b','Metastasis in 2-3 regional lymph nodes');">
            <text:p>INSERT INTO tnmN(listID, code, description) VALUES(20, 'N1b','Metastasis in 2-3 regional lymph nodes');</text:p>
          </table:table-cell>
          <table:table-cell table:number-columns-repeated="1019"/>
        </table:table-row>
        <table:table-row table:style-name="ro4">
          <table:table-cell table:style-name="ce3" office:value-type="string">
            <text:p>N1c</text:p>
          </table:table-cell>
          <table:table-cell table:style-name="ce14" office:value-type="string">
            <text:p>Tumor deposit(s) in the subserosa, mesentery, or nonperitonealized pericolic or perirectal tissues without regional nodal metastasis</text:p>
          </table:table-cell>
          <table:table-cell table:style-name="ce14" table:number-columns-repeated="2"/>
          <table:table-cell table:formula="of:=CONCATENATE(&quot;INSERT INTO tnmN(listID, code, description) VALUES(20, '&quot;;[.A17];&quot;','&quot;;[.B17];&quot;');&quot;)" office:value-type="string" office:string-value="INSERT INTO tnmN(listID, code, description) VALUES(20, 'N1c','Tumor deposit(s) in the subserosa, mesentery, or nonperitonealized pericolic or perirectal tissues without regional nodal metastasis');">
            <text:p>INSERT INTO tnmN(listID, code, description) VALUES(20, 'N1c','Tumor deposit(s) in the subserosa, mesentery, or nonperitonealized pericolic or perirectal tissues without regional nodal metastasis');</text:p>
          </table:table-cell>
          <table:table-cell table:number-columns-repeated="1019"/>
        </table:table-row>
        <table:table-row table:style-name="ro3">
          <table:table-cell table:style-name="ce3" office:value-type="string">
            <text:p>N2</text:p>
          </table:table-cell>
          <table:table-cell table:style-name="ce14" office:value-type="string" table:number-columns-spanned="3" table:number-rows-spanned="1">
            <text:p>Metastasis in four or more regional lymph nodes</text:p>
          </table:table-cell>
          <table:covered-table-cell table:number-columns-repeated="2" table:style-name="ce14"/>
          <table:table-cell table:formula="of:=CONCATENATE(&quot;INSERT INTO tnmN(listID, code, description) VALUES(20, '&quot;;[.A18];&quot;','&quot;;[.B18];&quot;');&quot;)" office:value-type="string" office:string-value="INSERT INTO tnmN(listID, code, description) VALUES(20, 'N2','Metastasis in four or more regional lymph nodes');">
            <text:p>INSERT INTO tnmN(listID, code, description) VALUES(20, 'N2','Metastasis in four or more regional lymph nodes');</text:p>
          </table:table-cell>
          <table:table-cell table:number-columns-repeated="1019"/>
        </table:table-row>
        <table:table-row table:style-name="ro3">
          <table:table-cell table:style-name="ce3" office:value-type="string">
            <text:p>N2a</text:p>
          </table:table-cell>
          <table:table-cell table:style-name="ce14" office:value-type="string" table:number-columns-spanned="3" table:number-rows-spanned="1">
            <text:p>Metastasis in 4-6 regional lymph nodes</text:p>
          </table:table-cell>
          <table:covered-table-cell table:number-columns-repeated="2" table:style-name="ce14"/>
          <table:table-cell table:formula="of:=CONCATENATE(&quot;INSERT INTO tnmN(listID, code, description) VALUES(20, '&quot;;[.A19];&quot;','&quot;;[.B19];&quot;');&quot;)" office:value-type="string" office:string-value="INSERT INTO tnmN(listID, code, description) VALUES(20, 'N2a','Metastasis in 4-6 regional lymph nodes');">
            <text:p>INSERT INTO tnmN(listID, code, description) VALUES(20, 'N2a','Metastasis in 4-6 regional lymph nodes');</text:p>
          </table:table-cell>
          <table:table-cell table:number-columns-repeated="1019"/>
        </table:table-row>
        <table:table-row table:style-name="ro3">
          <table:table-cell table:style-name="ce3" office:value-type="string">
            <text:p>N2b</text:p>
          </table:table-cell>
          <table:table-cell table:style-name="ce14" office:value-type="string" table:number-columns-spanned="3" table:number-rows-spanned="1">
            <text:p>Metastasis in seven or more regional lymph nodes</text:p>
          </table:table-cell>
          <table:covered-table-cell table:number-columns-repeated="2" table:style-name="ce14"/>
          <table:table-cell table:formula="of:=CONCATENATE(&quot;INSERT INTO tnmN(listID, code, description) VALUES(20, '&quot;;[.A20];&quot;','&quot;;[.B20];&quot;');&quot;)" office:value-type="string" office:string-value="INSERT INTO tnmN(listID, code, description) VALUES(20, 'N2b','Metastasis in seven or more regional lymph nodes');">
            <text:p>INSERT INTO tnmN(listID, code, description) VALUES(20, 'N2b','Metastasis in seven or more regional lymph nodes');</text:p>
          </table:table-cell>
          <table:table-cell table:number-columns-repeated="1019"/>
        </table:table-row>
        <table:table-row table:style-name="ro1">
          <table:table-cell table:style-name="ce1" office:value-type="string" table:number-columns-spanned="4" table:number-rows-spanned="1">
            <text:p>Distant metastasis (M)</text:p>
          </table:table-cell>
          <table:covered-table-cell table:number-columns-repeated="3" table:style-name="ce1"/>
          <table:table-cell table:number-columns-repeated="1020"/>
        </table:table-row>
        <table:table-row table:style-name="ro3">
          <table:table-cell table:style-name="ce3" office:value-type="string">
            <text:p>MO</text:p>
          </table:table-cell>
          <table:table-cell table:style-name="ce14" office:value-type="string" table:number-columns-spanned="3" table:number-rows-spanned="1">
            <text:p>No distant metastasis</text:p>
          </table:table-cell>
          <table:covered-table-cell table:number-columns-repeated="2" table:style-name="ce14"/>
          <table:table-cell table:formula="of:=CONCATENATE(&quot;INSERT INTO tnmM(listID, code, description) VALUES(20, '&quot;;[.A22];&quot;','&quot;;[.B22];&quot;');&quot;)" office:value-type="string" office:string-value="INSERT INTO tnmM(listID, code, description) VALUES(20, 'MO','No distant metastasis');">
            <text:p>INSERT INTO tnmM(listID, code, description) VALUES(20, 'MO','No distant metastasis');</text:p>
          </table:table-cell>
          <table:table-cell table:style-name="ce17"/>
          <table:table-cell table:number-columns-repeated="1018"/>
        </table:table-row>
        <table:table-row table:style-name="ro3">
          <table:table-cell table:style-name="ce3" office:value-type="string">
            <text:p>M1</text:p>
          </table:table-cell>
          <table:table-cell table:style-name="ce14" office:value-type="string" table:number-columns-spanned="3" table:number-rows-spanned="1">
            <text:p>Distant metastasis</text:p>
          </table:table-cell>
          <table:covered-table-cell table:number-columns-repeated="2" table:style-name="ce14"/>
          <table:table-cell table:formula="of:=CONCATENATE(&quot;INSERT INTO tnmM(listID, code, description) VALUES(20, '&quot;;[.A23];&quot;','&quot;;[.B23];&quot;');&quot;)" office:value-type="string" office:string-value="INSERT INTO tnmM(listID, code, description) VALUES(20, 'M1','Distant metastasis');">
            <text:p>INSERT INTO tnmM(listID, code, description) VALUES(20, 'M1','Distant metastasis');</text:p>
          </table:table-cell>
          <table:table-cell table:style-name="ce17"/>
          <table:table-cell table:number-columns-repeated="1018"/>
        </table:table-row>
        <table:table-row table:style-name="ro4">
          <table:table-cell table:style-name="ce3" office:value-type="string">
            <text:p>M1a</text:p>
          </table:table-cell>
          <table:table-cell table:style-name="ce14" office:value-type="string" table:number-columns-spanned="3" table:number-rows-spanned="1">
            <text:p>Metastasis confined to one organ or site (eg: liver, lung, ovary, nonregional node)</text:p>
          </table:table-cell>
          <table:covered-table-cell table:number-columns-repeated="2" table:style-name="ce14"/>
          <table:table-cell table:formula="of:=CONCATENATE(&quot;INSERT INTO tnmM(listID, code, description) VALUES(20, '&quot;;[.A24];&quot;','&quot;;[.B24];&quot;');&quot;)" office:value-type="string" office:string-value="INSERT INTO tnmM(listID, code, description) VALUES(20, 'M1a','Metastasis confined to one organ or site (eg: liver, lung, ovary, nonregional node)');">
            <text:p>INSERT INTO tnmM(listID, code, description) VALUES(20, 'M1a','Metastasis confined to one organ or site (eg: liver, lung, ovary, nonregional node)');</text:p>
          </table:table-cell>
          <table:table-cell table:style-name="ce17"/>
          <table:table-cell table:number-columns-repeated="1018"/>
        </table:table-row>
        <table:table-row table:style-name="ro3">
          <table:table-cell table:style-name="ce3" office:value-type="string">
            <text:p>M1b</text:p>
          </table:table-cell>
          <table:table-cell table:style-name="ce14" office:value-type="string" table:number-columns-spanned="3" table:number-rows-spanned="1">
            <text:p>Metastases in more than one organ/site or the peritoneum</text:p>
          </table:table-cell>
          <table:covered-table-cell table:number-columns-repeated="2" table:style-name="ce14"/>
          <table:table-cell table:formula="of:=CONCATENATE(&quot;INSERT INTO tnmM(listID, code, description) VALUES(20, '&quot;;[.A25];&quot;','&quot;;[.B25];&quot;');&quot;)" office:value-type="string" office:string-value="INSERT INTO tnmM(listID, code, description) VALUES(20, 'M1b','Metastases in more than one organ/site or the peritoneum');">
            <text:p>INSERT INTO tnmM(listID, code, description) VALUES(20, 'M1b','Metastases in more than one organ/site or the peritoneum');</text:p>
          </table:table-cell>
          <table:table-cell table:style-name="ce17"/>
          <table:table-cell table:number-columns-repeated="1018"/>
        </table:table-row>
        <table:table-row table:style-name="ro1">
          <table:table-cell table:style-name="ce4" office:value-type="string" table:number-columns-spanned="4" table:number-rows-spanned="1">
            <text:p>Anatomic stage I prognostic groups</text:p>
          </table:table-cell>
          <table:covered-table-cell table:number-columns-repeated="3" table:style-name="ce4"/>
          <table:table-cell table:style-name="ce17" table:number-columns-repeated="2"/>
          <table:table-cell table:number-columns-repeated="1018"/>
        </table:table-row>
        <table:table-row table:style-name="ro4">
          <table:table-cell table:style-name="ce5" office:value-type="string">
            <text:p>STAGE</text:p>
          </table:table-cell>
          <table:table-cell table:style-name="ce15" office:value-type="string">
            <text:p>T</text:p>
          </table:table-cell>
          <table:table-cell table:style-name="ce21" office:value-type="string">
            <text:p>N</text:p>
          </table:table-cell>
          <table:table-cell table:style-name="ce3" office:value-type="string">
            <text:p>M</text:p>
          </table:table-cell>
          <table:table-cell table:style-name="ce28" office:value-type="string">
            <text:p>DUKES <text:span text:style-name="T1">¥</text:span></text:p>
          </table:table-cell>
          <table:table-cell table:style-name="ce32" office:value-type="string">
            <text:p>MAC<text:span text:style-name="T1">¥</text:span></text:p>
          </table:table-cell>
          <table:table-cell table:number-columns-repeated="1018"/>
        </table:table-row>
        <table:table-row table:style-name="ro3">
          <table:table-cell table:style-name="ce6" office:value-type="string">
            <text:p>Stage 0</text:p>
          </table:table-cell>
          <table:table-cell table:style-name="ce3" office:value-type="string">
            <text:p>Tis</text:p>
          </table:table-cell>
          <table:table-cell table:style-name="ce21" office:value-type="string">
            <text:p>NO</text:p>
          </table:table-cell>
          <table:table-cell table:style-name="ce3" office:value-type="string">
            <text:p>MO</text:p>
          </table:table-cell>
          <table:table-cell table:style-name="ce28" office:value-type="string">
            <text:p><text:s text:c="4"/>-</text:p>
          </table:table-cell>
          <table:table-cell table:style-name="ce32" office:value-type="string">
            <text:p><text:s text:c="3"/>-</text:p>
          </table:table-cell>
          <table:table-cell table:formula="of:=CONCATENATE(&quot;INSERT INTO tnmStage(listID, t_code, n_code, m_code, stage) VALUES(20, '&quot;;[.B28];&quot;','&quot;;[.C28];&quot;','&quot;;[.D28];&quot;','&quot;;[.A28];&quot;');&quot;)" office:value-type="string" office:string-value="INSERT INTO tnmStage(listID, t_code, n_code, m_code, stage) VALUES(20, 'Tis','NO','MO','Stage 0');">
            <text:p>INSERT INTO tnmStage(listID, t_code, n_code, m_code, stage) VALUES(20, 'Tis','NO','MO','Stage 0');</text:p>
          </table:table-cell>
          <table:table-cell table:number-columns-repeated="1017"/>
        </table:table-row>
        <table:table-row table:style-name="ro3">
          <table:table-cell table:style-name="ce7" office:value-type="string">
            <text:p>Stage I</text:p>
          </table:table-cell>
          <table:table-cell table:style-name="ce3" office:value-type="string">
            <text:p>T1</text:p>
          </table:table-cell>
          <table:table-cell table:style-name="ce21" office:value-type="string">
            <text:p>NO</text:p>
          </table:table-cell>
          <table:table-cell table:style-name="ce3" office:value-type="string">
            <text:p>MO</text:p>
          </table:table-cell>
          <table:table-cell table:style-name="ce3" office:value-type="string">
            <text:p>A</text:p>
          </table:table-cell>
          <table:table-cell table:style-name="ce21" office:value-type="string">
            <text:p>A</text:p>
          </table:table-cell>
          <table:table-cell table:formula="of:=CONCATENATE(&quot;INSERT INTO tnmStage(listID, t_code, n_code, m_code, stage) VALUES(20, '&quot;;[.B29];&quot;','&quot;;[.C29];&quot;','&quot;;[.D29];&quot;','&quot;;[.A29];&quot;');&quot;)" office:value-type="string" office:string-value="INSERT INTO tnmStage(listID, t_code, n_code, m_code, stage) VALUES(20, 'T1','NO','MO','Stage I');">
            <text:p>INSERT INTO tnmStage(listID, t_code, n_code, m_code, stage) VALUES(20, 'T1','NO','MO','Stage I');</text:p>
          </table:table-cell>
          <table:table-cell table:number-columns-repeated="1017"/>
        </table:table-row>
        <table:table-row table:style-name="ro3">
          <table:table-cell table:style-name="ce7" office:value-type="string">
            <text:p>Stage I</text:p>
          </table:table-cell>
          <table:table-cell table:style-name="ce3" office:value-type="string">
            <text:p>T2</text:p>
          </table:table-cell>
          <table:table-cell table:style-name="ce21" office:value-type="string">
            <text:p>NO</text:p>
          </table:table-cell>
          <table:table-cell table:style-name="ce3" office:value-type="string">
            <text:p>MO</text:p>
          </table:table-cell>
          <table:table-cell table:style-name="ce3" office:value-type="string">
            <text:p>A</text:p>
          </table:table-cell>
          <table:table-cell table:style-name="ce21" office:value-type="string">
            <text:p>B1</text:p>
          </table:table-cell>
          <table:table-cell table:formula="of:=CONCATENATE(&quot;INSERT INTO tnmStage(listID, t_code, n_code, m_code, stage) VALUES(20, '&quot;;[.B30];&quot;','&quot;;[.C30];&quot;','&quot;;[.D30];&quot;','&quot;;[.A30];&quot;');&quot;)" office:value-type="string" office:string-value="INSERT INTO tnmStage(listID, t_code, n_code, m_code, stage) VALUES(20, 'T2','NO','MO','Stage I');">
            <text:p>INSERT INTO tnmStage(listID, t_code, n_code, m_code, stage) VALUES(20, 'T2','NO','MO','Stage I');</text:p>
          </table:table-cell>
          <table:table-cell table:number-columns-repeated="1017"/>
        </table:table-row>
        <table:table-row table:style-name="ro3">
          <table:table-cell table:style-name="ce7" office:value-type="string">
            <text:p>Stage IIA</text:p>
          </table:table-cell>
          <table:table-cell table:style-name="ce3" office:value-type="string">
            <text:p>T3</text:p>
          </table:table-cell>
          <table:table-cell table:style-name="ce21" office:value-type="string">
            <text:p>NO</text:p>
          </table:table-cell>
          <table:table-cell table:style-name="ce3" office:value-type="string">
            <text:p>MO</text:p>
          </table:table-cell>
          <table:table-cell table:style-name="ce3" office:value-type="string">
            <text:p>B</text:p>
          </table:table-cell>
          <table:table-cell table:style-name="ce21" office:value-type="float" office:value="82">
            <text:p>82</text:p>
          </table:table-cell>
          <table:table-cell table:formula="of:=CONCATENATE(&quot;INSERT INTO tnmStage(listID, t_code, n_code, m_code, stage) VALUES(20, '&quot;;[.B31];&quot;','&quot;;[.C31];&quot;','&quot;;[.D31];&quot;','&quot;;[.A31];&quot;');&quot;)" office:value-type="string" office:string-value="INSERT INTO tnmStage(listID, t_code, n_code, m_code, stage) VALUES(20, 'T3','NO','MO','Stage IIA');">
            <text:p>INSERT INTO tnmStage(listID, t_code, n_code, m_code, stage) VALUES(20, 'T3','NO','MO','Stage IIA');</text:p>
          </table:table-cell>
          <table:table-cell table:number-columns-repeated="1017"/>
        </table:table-row>
        <table:table-row table:style-name="ro3">
          <table:table-cell table:style-name="ce7" office:value-type="string">
            <text:p>Stage IIB</text:p>
          </table:table-cell>
          <table:table-cell table:style-name="ce3" office:value-type="string">
            <text:p>T4a</text:p>
          </table:table-cell>
          <table:table-cell table:style-name="ce21" office:value-type="string">
            <text:p>NO</text:p>
          </table:table-cell>
          <table:table-cell table:style-name="ce3" office:value-type="string">
            <text:p>MO</text:p>
          </table:table-cell>
          <table:table-cell table:style-name="ce3" office:value-type="string">
            <text:p>B</text:p>
          </table:table-cell>
          <table:table-cell table:style-name="ce21" office:value-type="float" office:value="82">
            <text:p>82</text:p>
          </table:table-cell>
          <table:table-cell table:formula="of:=CONCATENATE(&quot;INSERT INTO tnmStage(listID, t_code, n_code, m_code, stage) VALUES(20, '&quot;;[.B32];&quot;','&quot;;[.C32];&quot;','&quot;;[.D32];&quot;','&quot;;[.A32];&quot;');&quot;)" office:value-type="string" office:string-value="INSERT INTO tnmStage(listID, t_code, n_code, m_code, stage) VALUES(20, 'T4a','NO','MO','Stage IIB');">
            <text:p>INSERT INTO tnmStage(listID, t_code, n_code, m_code, stage) VALUES(20, 'T4a','NO','MO','Stage IIB');</text:p>
          </table:table-cell>
          <table:table-cell table:number-columns-repeated="1017"/>
        </table:table-row>
        <table:table-row table:style-name="ro3">
          <table:table-cell table:style-name="ce7" office:value-type="string">
            <text:p>Stage IIC</text:p>
          </table:table-cell>
          <table:table-cell table:style-name="ce3" office:value-type="string">
            <text:p>T4b</text:p>
          </table:table-cell>
          <table:table-cell table:style-name="ce21" office:value-type="string">
            <text:p>NO</text:p>
          </table:table-cell>
          <table:table-cell table:style-name="ce3" office:value-type="string">
            <text:p>MO</text:p>
          </table:table-cell>
          <table:table-cell table:style-name="ce3" office:value-type="string">
            <text:p>B</text:p>
          </table:table-cell>
          <table:table-cell table:style-name="ce21" office:value-type="string">
            <text:p>B3</text:p>
          </table:table-cell>
          <table:table-cell table:formula="of:=CONCATENATE(&quot;INSERT INTO tnmStage(listID, t_code, n_code, m_code, stage) VALUES(20, '&quot;;[.B33];&quot;','&quot;;[.C33];&quot;','&quot;;[.D33];&quot;','&quot;;[.A33];&quot;');&quot;)" office:value-type="string" office:string-value="INSERT INTO tnmStage(listID, t_code, n_code, m_code, stage) VALUES(20, 'T4b','NO','MO','Stage IIC');">
            <text:p>INSERT INTO tnmStage(listID, t_code, n_code, m_code, stage) VALUES(20, 'T4b','NO','MO','Stage IIC');</text:p>
          </table:table-cell>
          <table:table-cell table:number-columns-repeated="1017"/>
        </table:table-row>
        <table:table-row table:style-name="ro3">
          <table:table-cell table:style-name="ce7" office:value-type="string">
            <text:p>Stage IIIA</text:p>
          </table:table-cell>
          <table:table-cell table:style-name="ce3" office:value-type="string">
            <text:p>T1-2</text:p>
          </table:table-cell>
          <table:table-cell table:style-name="ce21" office:value-type="string">
            <text:p>N1/N1c</text:p>
          </table:table-cell>
          <table:table-cell table:style-name="ce3" office:value-type="string">
            <text:p>M0</text:p>
          </table:table-cell>
          <table:table-cell table:style-name="ce28" office:value-type="string">
            <text:p>C</text:p>
          </table:table-cell>
          <table:table-cell table:style-name="ce32" office:value-type="string">
            <text:p>C1</text:p>
          </table:table-cell>
          <table:table-cell table:formula="of:=CONCATENATE(&quot;INSERT INTO tnmStage(listID, t_code, n_code, m_code, stage) VALUES(20, '&quot;;[.B34];&quot;','&quot;;[.C34];&quot;','&quot;;[.D34];&quot;','&quot;;[.A34];&quot;');&quot;)" office:value-type="string" office:string-value="INSERT INTO tnmStage(listID, t_code, n_code, m_code, stage) VALUES(20, 'T1-2','N1/N1c','M0','Stage IIIA');">
            <text:p>INSERT INTO tnmStage(listID, t_code, n_code, m_code, stage) VALUES(20, 'T1-2','N1/N1c','M0','Stage IIIA');</text:p>
          </table:table-cell>
          <table:table-cell table:number-columns-repeated="1017"/>
        </table:table-row>
        <table:table-row table:style-name="ro3">
          <table:table-cell table:style-name="ce7" office:value-type="string">
            <text:p>Stage IIIA</text:p>
          </table:table-cell>
          <table:table-cell table:style-name="ce3" office:value-type="string">
            <text:p>T1</text:p>
          </table:table-cell>
          <table:table-cell table:style-name="ce21" office:value-type="string">
            <text:p>N2a</text:p>
          </table:table-cell>
          <table:table-cell table:style-name="ce3" office:value-type="string">
            <text:p>M0</text:p>
          </table:table-cell>
          <table:table-cell table:style-name="ce28" office:value-type="string">
            <text:p>C</text:p>
          </table:table-cell>
          <table:table-cell table:style-name="ce32" office:value-type="string">
            <text:p>C1</text:p>
          </table:table-cell>
          <table:table-cell table:formula="of:=CONCATENATE(&quot;INSERT INTO tnmStage(listID, t_code, n_code, m_code, stage) VALUES(20, '&quot;;[.B35];&quot;','&quot;;[.C35];&quot;','&quot;;[.D35];&quot;','&quot;;[.A35];&quot;');&quot;)" office:value-type="string" office:string-value="INSERT INTO tnmStage(listID, t_code, n_code, m_code, stage) VALUES(20, 'T1','N2a','M0','Stage IIIA');">
            <text:p>INSERT INTO tnmStage(listID, t_code, n_code, m_code, stage) VALUES(20, 'T1','N2a','M0','Stage IIIA');</text:p>
          </table:table-cell>
          <table:table-cell table:number-columns-repeated="1017"/>
        </table:table-row>
        <table:table-row table:style-name="ro3">
          <table:table-cell table:style-name="ce7" office:value-type="string">
            <text:p>Stage IIIB</text:p>
          </table:table-cell>
          <table:table-cell table:style-name="ce3" office:value-type="string">
            <text:p>T3 -T4a</text:p>
          </table:table-cell>
          <table:table-cell table:style-name="ce21" office:value-type="string">
            <text:p>N1/N1c</text:p>
          </table:table-cell>
          <table:table-cell table:style-name="ce3" office:value-type="string">
            <text:p>M0</text:p>
          </table:table-cell>
          <table:table-cell table:style-name="ce28" office:value-type="string">
            <text:p>C</text:p>
          </table:table-cell>
          <table:table-cell table:style-name="ce28" office:value-type="string">
            <text:p>C2</text:p>
          </table:table-cell>
          <table:table-cell table:formula="of:=CONCATENATE(&quot;INSERT INTO tnmStage(listID, t_code, n_code, m_code, stage) VALUES(20, '&quot;;[.B36];&quot;','&quot;;[.C36];&quot;','&quot;;[.D36];&quot;','&quot;;[.A36];&quot;');&quot;)" office:value-type="string" office:string-value="INSERT INTO tnmStage(listID, t_code, n_code, m_code, stage) VALUES(20, 'T3 -T4a','N1/N1c','M0','Stage IIIB');">
            <text:p>INSERT INTO tnmStage(listID, t_code, n_code, m_code, stage) VALUES(20, 'T3 -T4a','N1/N1c','M0','Stage IIIB');</text:p>
          </table:table-cell>
          <table:table-cell table:number-columns-repeated="1017"/>
        </table:table-row>
        <table:table-row table:style-name="ro3">
          <table:table-cell table:style-name="ce7" office:value-type="string">
            <text:p>Stage IIIB</text:p>
          </table:table-cell>
          <table:table-cell table:style-name="ce3" office:value-type="string">
            <text:p>T2-T3</text:p>
          </table:table-cell>
          <table:table-cell table:style-name="ce21" office:value-type="string">
            <text:p>N2a</text:p>
          </table:table-cell>
          <table:table-cell table:style-name="ce3" office:value-type="string">
            <text:p>M0</text:p>
          </table:table-cell>
          <table:table-cell table:style-name="ce28" office:value-type="string">
            <text:p>C</text:p>
          </table:table-cell>
          <table:table-cell table:style-name="ce32" office:value-type="string">
            <text:p>C1/2</text:p>
          </table:table-cell>
          <table:table-cell table:formula="of:=CONCATENATE(&quot;INSERT INTO tnmStage(listID, t_code, n_code, m_code, stage) VALUES(20, '&quot;;[.B37];&quot;','&quot;;[.C37];&quot;','&quot;;[.D37];&quot;','&quot;;[.A37];&quot;');&quot;)" office:value-type="string" office:string-value="INSERT INTO tnmStage(listID, t_code, n_code, m_code, stage) VALUES(20, 'T2-T3','N2a','M0','Stage IIIB');">
            <text:p>INSERT INTO tnmStage(listID, t_code, n_code, m_code, stage) VALUES(20, 'T2-T3','N2a','M0','Stage IIIB');</text:p>
          </table:table-cell>
          <table:table-cell table:number-columns-repeated="1017"/>
        </table:table-row>
        <table:table-row table:style-name="ro3">
          <table:table-cell table:style-name="ce7" office:value-type="string">
            <text:p>Stage IIIB</text:p>
          </table:table-cell>
          <table:table-cell table:style-name="ce3" office:value-type="string">
            <text:p>T1-T2</text:p>
          </table:table-cell>
          <table:table-cell table:style-name="ce21" office:value-type="string">
            <text:p>N2b</text:p>
          </table:table-cell>
          <table:table-cell table:style-name="ce3" office:value-type="string">
            <text:p>M0</text:p>
          </table:table-cell>
          <table:table-cell table:style-name="ce28" office:value-type="string">
            <text:p>C</text:p>
          </table:table-cell>
          <table:table-cell table:style-name="ce32" office:value-type="string">
            <text:p>C1</text:p>
          </table:table-cell>
          <table:table-cell table:formula="of:=CONCATENATE(&quot;INSERT INTO tnmStage(listID, t_code, n_code, m_code, stage) VALUES(20, '&quot;;[.B38];&quot;','&quot;;[.C38];&quot;','&quot;;[.D38];&quot;','&quot;;[.A38];&quot;');&quot;)" office:value-type="string" office:string-value="INSERT INTO tnmStage(listID, t_code, n_code, m_code, stage) VALUES(20, 'T1-T2','N2b','M0','Stage IIIB');">
            <text:p>INSERT INTO tnmStage(listID, t_code, n_code, m_code, stage) VALUES(20, 'T1-T2','N2b','M0','Stage IIIB');</text:p>
          </table:table-cell>
          <table:table-cell table:number-columns-repeated="1017"/>
        </table:table-row>
        <table:table-row table:style-name="ro3">
          <table:table-cell table:style-name="ce7" office:value-type="string">
            <text:p>Stage IIIC</text:p>
          </table:table-cell>
          <table:table-cell table:style-name="ce3" office:value-type="string">
            <text:p>T4a</text:p>
          </table:table-cell>
          <table:table-cell table:style-name="ce21" office:value-type="string">
            <text:p>N2a</text:p>
          </table:table-cell>
          <table:table-cell table:style-name="ce3" office:value-type="string">
            <text:p>M0</text:p>
          </table:table-cell>
          <table:table-cell table:style-name="ce28" office:value-type="string">
            <text:p>C</text:p>
          </table:table-cell>
          <table:table-cell table:style-name="ce32" office:value-type="string">
            <text:p>C2</text:p>
          </table:table-cell>
          <table:table-cell table:formula="of:=CONCATENATE(&quot;INSERT INTO tnmStage(listID, t_code, n_code, m_code, stage) VALUES(20, '&quot;;[.B39];&quot;','&quot;;[.C39];&quot;','&quot;;[.D39];&quot;','&quot;;[.A39];&quot;');&quot;)" office:value-type="string" office:string-value="INSERT INTO tnmStage(listID, t_code, n_code, m_code, stage) VALUES(20, 'T4a','N2a','M0','Stage IIIC');">
            <text:p>INSERT INTO tnmStage(listID, t_code, n_code, m_code, stage) VALUES(20, 'T4a','N2a','M0','Stage IIIC');</text:p>
          </table:table-cell>
          <table:table-cell table:number-columns-repeated="1017"/>
        </table:table-row>
        <table:table-row table:style-name="ro3">
          <table:table-cell table:style-name="ce7" office:value-type="string">
            <text:p>Stage IIIC</text:p>
          </table:table-cell>
          <table:table-cell table:style-name="ce3" office:value-type="string">
            <text:p>T3-T4a</text:p>
          </table:table-cell>
          <table:table-cell table:style-name="ce21" office:value-type="string">
            <text:p>N2b</text:p>
          </table:table-cell>
          <table:table-cell table:style-name="ce3" office:value-type="string">
            <text:p>M0</text:p>
          </table:table-cell>
          <table:table-cell table:style-name="ce28" office:value-type="string">
            <text:p>C</text:p>
          </table:table-cell>
          <table:table-cell table:style-name="ce32" office:value-type="string">
            <text:p>C2</text:p>
          </table:table-cell>
          <table:table-cell table:formula="of:=CONCATENATE(&quot;INSERT INTO tnmStage(listID, t_code, n_code, m_code, stage) VALUES(20, '&quot;;[.B40];&quot;','&quot;;[.C40];&quot;','&quot;;[.D40];&quot;','&quot;;[.A40];&quot;');&quot;)" office:value-type="string" office:string-value="INSERT INTO tnmStage(listID, t_code, n_code, m_code, stage) VALUES(20, 'T3-T4a','N2b','M0','Stage IIIC');">
            <text:p>INSERT INTO tnmStage(listID, t_code, n_code, m_code, stage) VALUES(20, 'T3-T4a','N2b','M0','Stage IIIC');</text:p>
          </table:table-cell>
          <table:table-cell table:number-columns-repeated="1017"/>
        </table:table-row>
        <table:table-row table:style-name="ro3">
          <table:table-cell table:style-name="ce7" office:value-type="string">
            <text:p>Stage IIIC</text:p>
          </table:table-cell>
          <table:table-cell table:style-name="ce3" office:value-type="string">
            <text:p>T4b</text:p>
          </table:table-cell>
          <table:table-cell table:style-name="ce21" office:value-type="string">
            <text:p>N1-N2</text:p>
          </table:table-cell>
          <table:table-cell table:style-name="ce3" office:value-type="string">
            <text:p>M0</text:p>
          </table:table-cell>
          <table:table-cell table:style-name="ce28" office:value-type="string">
            <text:p>C</text:p>
          </table:table-cell>
          <table:table-cell table:style-name="ce32" office:value-type="string">
            <text:p>C3</text:p>
          </table:table-cell>
          <table:table-cell table:formula="of:=CONCATENATE(&quot;INSERT INTO tnmStage(listID, t_code, n_code, m_code, stage) VALUES(20, '&quot;;[.B41];&quot;','&quot;;[.C41];&quot;','&quot;;[.D41];&quot;','&quot;;[.A41];&quot;');&quot;)" office:value-type="string" office:string-value="INSERT INTO tnmStage(listID, t_code, n_code, m_code, stage) VALUES(20, 'T4b','N1-N2','M0','Stage IIIC');">
            <text:p>INSERT INTO tnmStage(listID, t_code, n_code, m_code, stage) VALUES(20, 'T4b','N1-N2','M0','Stage IIIC');</text:p>
          </table:table-cell>
          <table:table-cell table:number-columns-repeated="1017"/>
        </table:table-row>
        <table:table-row table:style-name="ro3">
          <table:table-cell table:style-name="ce7" office:value-type="string">
            <text:p>Stage IVA</text:p>
          </table:table-cell>
          <table:table-cell table:style-name="ce3" office:value-type="string">
            <text:p>Any T</text:p>
          </table:table-cell>
          <table:table-cell table:style-name="ce21" office:value-type="string">
            <text:p>Any N</text:p>
          </table:table-cell>
          <table:table-cell table:style-name="ce3" office:value-type="string">
            <text:p>M1a</text:p>
          </table:table-cell>
          <table:table-cell table:style-name="ce29" office:value-type="string">
            <text:p><text:s text:c="6"/>-</text:p>
          </table:table-cell>
          <table:table-cell table:style-name="ce3" office:value-type="string">
            <text:p><text:s text:c="2"/>- <text:s/></text:p>
          </table:table-cell>
          <table:table-cell table:formula="of:=CONCATENATE(&quot;INSERT INTO tnmStage(listID, t_code, n_code, m_code, stage) VALUES(20, '&quot;;[.B42];&quot;','&quot;;[.C42];&quot;','&quot;;[.D42];&quot;','&quot;;[.A42];&quot;');&quot;)" office:value-type="string" office:string-value="INSERT INTO tnmStage(listID, t_code, n_code, m_code, stage) VALUES(20, 'Any T','Any N','M1a','Stage IVA');">
            <text:p>INSERT INTO tnmStage(listID, t_code, n_code, m_code, stage) VALUES(20, 'Any T','Any N','M1a','Stage IVA');</text:p>
          </table:table-cell>
          <table:table-cell table:number-columns-repeated="1017"/>
        </table:table-row>
        <table:table-row table:style-name="ro3">
          <table:table-cell table:style-name="ce7" office:value-type="string">
            <text:p>Stage IVB</text:p>
          </table:table-cell>
          <table:table-cell table:style-name="ce3" office:value-type="string">
            <text:p>Any T</text:p>
          </table:table-cell>
          <table:table-cell table:style-name="ce21" office:value-type="string">
            <text:p>Any N</text:p>
          </table:table-cell>
          <table:table-cell table:style-name="ce3" office:value-type="string">
            <text:p>M1b</text:p>
          </table:table-cell>
          <table:table-cell table:style-name="ce28" office:value-type="string">
            <text:p><text:s text:c="5"/>-</text:p>
          </table:table-cell>
          <table:table-cell table:style-name="ce25" office:value-type="string">
            <text:p><text:s text:c="3"/>-</text:p>
          </table:table-cell>
          <table:table-cell table:formula="of:=CONCATENATE(&quot;INSERT INTO tnmStage(listID, t_code, n_code, m_code, stage) VALUES(20, '&quot;;[.B43];&quot;','&quot;;[.C43];&quot;','&quot;;[.D43];&quot;','&quot;;[.A43];&quot;');&quot;)" office:value-type="string" office:string-value="INSERT INTO tnmStage(listID, t_code, n_code, m_code, stage) VALUES(20, 'Any T','Any N','M1b','Stage IVB');">
            <text:p>INSERT INTO tnmStage(listID, t_code, n_code, m_code, stage) VALUES(20, 'Any T','Any N','M1b','Stage IVB');</text:p>
          </table:table-cell>
          <table:table-cell table:number-columns-repeated="1017"/>
        </table:table-row>
        <table:table-row table:style-name="ro3">
          <table:table-cell table:style-name="ce8" table:number-columns-repeated="5"/>
          <table:table-cell table:style-name="ce33"/>
          <table:table-cell table:number-columns-repeated="1018"/>
        </table:table-row>
        <table:table-row table:style-name="ro3">
          <table:table-cell table:style-name="ce3"/>
          <table:table-cell table:style-name="ce16"/>
          <table:table-cell table:style-name="ce22" table:number-columns-repeated="3"/>
          <table:table-cell table:style-name="ce34"/>
          <table:table-cell table:number-columns-repeated="1018"/>
        </table:table-row>
        <table:table-row table:style-name="ro5">
          <table:table-cell table:style-name="ce9"/>
          <table:table-cell table:style-name="ce17" table:number-columns-repeated="2"/>
          <table:table-cell table:style-name="ce18"/>
          <table:table-cell table:style-name="ce30"/>
          <table:table-cell table:number-columns-repeated="1019"/>
        </table:table-row>
        <table:table-row table:style-name="ro3" table:visibility="collapse">
          <table:table-cell table:style-name="ce9"/>
          <table:table-cell table:style-name="ce17" table:number-columns-repeated="2"/>
          <table:table-cell table:style-name="ce18"/>
          <table:table-cell table:style-name="ce30"/>
          <table:table-cell table:number-columns-repeated="1019"/>
        </table:table-row>
        <table:table-row table:style-name="ro3" table:visibility="collapse">
          <table:table-cell table:style-name="ce9"/>
          <table:table-cell table:style-name="ce18"/>
          <table:table-cell table:style-name="ce17"/>
          <table:table-cell table:style-name="ce18"/>
          <table:table-cell table:style-name="ce30"/>
          <table:table-cell table:number-columns-repeated="1019"/>
        </table:table-row>
        <table:table-row table:style-name="ro3" table:visibility="collapse">
          <table:table-cell table:style-name="ce9"/>
          <table:table-cell table:style-name="ce17" table:number-columns-repeated="2"/>
          <table:table-cell table:style-name="ce18"/>
          <table:table-cell table:number-columns-repeated="1020"/>
        </table:table-row>
        <table:table-row table:style-name="ro2" table:visibility="collapse">
          <table:table-cell table:style-name="ce10"/>
          <table:table-cell table:style-name="ce19" table:number-columns-repeated="2"/>
          <table:table-cell table:style-name="ce25"/>
          <table:table-cell table:number-columns-repeated="1020"/>
        </table:table-row>
        <table:table-row table:style-name="ro6">
          <table:table-cell table:style-name="ce11" office:value-type="string" table:number-columns-spanned="4" table:number-rows-spanned="1">
            <text:p><text:span text:style-name="T1">* Tis includes cancer cells confined within the glandular basement membrane (intraepithelial) or mucosal lamina propria (intramucosal) with no extension through the muscularis mucosae into the submucosa. . Direct invasion in T4 includes invasion of other organs or other segments of the colorectum as a result of direct extension through the serosa, as confirmed on microscopic examination (for example, invasion of the sigmoid colon by a carcinoma of the cecum) or, for cancers in a retroperitoneal or subperitoneal location, direct invasion of other organs or structures by virtue of extension beyond the muscularis propria (ie, respectively, a tumor on the posterior wall of the descending colon invading the left kidney or lateral abdominal wall; or a mid or distal rectal cancer with invasion of prostate, seminal vesicles, cervix, or vagina).</text:span></text:p>
            <text:p><text:span text:style-name="T1">∆ </text:span><text:span text:style-name="T1">Tumor that is adherent to other organs or structures, grossly, is classified cT4b. However, if no tumor is present in the adhesion, microscopically, the classification should be pTl-4a depending on the anatomical depth of wall invasion. The V and L classifications should be used to identify the presence or absence of vascular or lymphatic invasion whereas the PN site-specific factor should be used for perineural invasion.</text:span></text:p>
            <text:p><text:span text:style-name="T1">◊ </text:span><text:span text:style-name="T1">A satellite peritumoral nodule in the pericolorectal adipose tissue of a primary carcinoma without histologic evidence of residual lymph node in the nodule may represent discontinuous spread, venous invasion with extravascular spread (VU2), or a totally replaced lymph node (N1/2). Replaced nodes should be counted separately as positive nodes in the N category, whereas dlscontinuous spread or venous invasion should be classified and counted in the Site-Specific Factor category Tumor Deposits (TD).</text:span></text:p>
            <text:p><text:span text:style-name="T1">§ cTNM is the clinical classification, pTNM is the pathologic classification. The y prefix is used for those cancers that are classified after neoadjuvant pretreatment (eg, ypTNM). Patients who have a complete pathologic response are ypTONOcMO that may be similar to Stage Group 0 or L The r prefix is to be used for those cancers that have recurred after a disease-free interval (rTNM).</text:span></text:p>
            <text:p><text:span text:style-name="T1"><text:s/></text:span><text:span text:style-name="T1">¥Dukes B is a composite of better (T3 N0 M0) and worse (T4 N0 M0) prognostic groups, as is Dukes C (Any TN1 M0 and Any T N2 M0). MAC is the modified Astler-Coller classification.</text:span></text:p>
            <text:p><text:span text:style-name="T1">Used with the permission of the American loint Committee on Cancer (AJCC), Chicago, Illinois. The original source for this material is the AJCC Cancer Staging Manual, Seventh Edition (2010) published by Springer New York, Inc. </text:span></text:p>
            <text:p><text:span text:style-name="T1"/></text:p>
            <text:p><text:span text:style-name="T1"/></text:p>
            <text:p><text:span text:style-name="T1"/></text:p>
            <text:p><text:span text:style-name="T1"/></text:p>
          </table:table-cell>
          <table:covered-table-cell table:number-columns-repeated="2" table:style-name="ce20"/>
          <table:covered-table-cell table:style-name="ce26"/>
          <table:table-cell table:style-name="ce31" table:number-columns-repeated="1020"/>
        </table:table-row>
        <table:table-row table:style-name="ro3" table:number-rows-repeated="1048524">
          <table:table-cell table:number-columns-repeated="1024"/>
        </table:table-row>
        <table:table-row table:style-name="ro3">
          <table:table-cell table:number-columns-repeated="1024"/>
        </table:table-row>
      </table:table>
      <table:table table:name="Sheet2" table:style-name="ta2" table:print="false">
        <table:table-column table:style-name="co1"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table>
      <table:table table:name="Sheet3" table:style-name="ta3" table:print="false">
        <table:table-column table:style-name="co1"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2" number:min-integer-digits="1" number:grouping="true"/>
      <number:text> </number:text>
    </number:number-style>
    <number:number-style style:name="N5131" number:language="en" number:country="US">
      <number:text>(</number:text>
      <number:number number:decimal-places="2" number:min-integer-digits="1" number:grouping="true"/>
      <number:text>)</number:text>
      <style:map style:condition="value()&gt;=0" style:apply-style-name="N5131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number-style style:name="N5133P0" style:volatile="true" number:language="en" number:country="US">
      <number:text> </number:text>
      <number:number number:decimal-places="0" number:min-integer-digits="1" number:grouping="true"/>
      <number:text> </number:text>
    </number:number-style>
    <number:number-style style:name="N5133P1" style:volatile="true" number:language="en" number:country="US">
      <number:text> (</number:text>
      <number:number number:decimal-places="0" number:min-integer-digits="1" number:grouping="true"/>
      <number:text>)</number:text>
    </number:number-style>
    <number:number-style style:name="N5133P2" style:volatile="true" number:language="en" number:country="US">
      <number:text> - </number:text>
    </number:number-style>
    <number:text-style style:name="N5133" number:language="en" number:country="US">
      <number:text> </number:text>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text> </number:text>
      <number:currency-symbol/>
      <number:number number:decimal-places="0" number:min-integer-digits="1" number:grouping="true"/>
      <number:text> </number:text>
    </number:currency-style>
    <number:currency-style style:name="N5134P1" style:volatile="true" number:language="en" number:country="US">
      <number:text> </number:text>
      <number:currency-symbol/>
      <number:text>(</number:text>
      <number:number number:decimal-places="0" number:min-integer-digits="1" number:grouping="true"/>
      <number:text>)</number:text>
    </number:currency-style>
    <number:currency-style style:name="N5134P2" style:volatile="true" number:language="en" number:country="US">
      <number:text> </number:text>
      <number:currency-symbol/>
      <number:text>- </number:text>
    </number:currency-style>
    <number:text-style style:name="N5134" number:language="en" number:country="US">
      <number:text> </number:text>
      <number:text-content/>
      <number:text> </number:text>
      <style:map style:condition="value()&gt;0" style:apply-style-name="N5134P0"/>
      <style:map style:condition="value()&lt;0" style:apply-style-name="N5134P1"/>
      <style:map style:condition="value()=0" style:apply-style-name="N5134P2"/>
    </number:text-style>
    <number:number-style style:name="N5135P0" style:volatile="true" number:language="en" number:country="US">
      <number:text> </number:text>
      <number:number number:decimal-places="2" number:min-integer-digits="1" number:grouping="true"/>
      <number:text> </number:text>
    </number:number-style>
    <number:number-style style:name="N5135P1" style:volatile="true" number:language="en" number:country="US">
      <number:text> (</number:text>
      <number:number number:decimal-places="2" number:min-integer-digits="1" number:grouping="true"/>
      <number:text>)</number:text>
    </number:number-style>
    <number:number-style style:name="N5135P2" style:volatile="true" number:language="en" number:country="US">
      <number:text> -</number:text>
      <number:number number:decimal-places="0" number:min-integer-digits="0"/>
      <number:text>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2" number:min-integer-digits="1" number:grouping="true"/>
      <number:text> </number:text>
    </number:currency-style>
    <number:currency-style style:name="N5136P1" style:volatile="true" number:language="en" number:country="US">
      <number:text> </number:text>
      <number:currency-symbol/>
      <number:text>(</number:text>
      <number:number number:decimal-places="2" number:min-integer-digits="1" number:grouping="true"/>
      <number:text>)</number:text>
    </number:currency-style>
    <number:currency-style style:name="N5136P2" style:volatile="true" number:language="en" number:country="US">
      <number:text> </number:text>
      <number:currency-symbol/>
      <number:text>-</number:text>
      <number:number number:decimal-places="0" number:min-integer-digits="0"/>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time-style style:name="N5137" number:language="en" number:country="US">
      <number:minutes number:style="long"/>
      <number:text>:</number:text>
      <number:seconds number:style="long"/>
    </number:time-style>
    <number:time-style style:name="N5138" number:language="en" number:country="US" number:truncate-on-overflow="false">
      <number:hours/>
      <number:text>:</number:text>
      <number:minutes number:style="long"/>
      <number:text>:</number:text>
      <number:seconds number:style="long"/>
    </number:time-style>
    <number:time-style style:name="N5139" number:language="en" number:country="US">
      <number:minutes number:style="long"/>
      <number:text>:</number:text>
      <number:seconds number:style="long" number:decimal-places="1"/>
    </number:time-style>
    <number:number-style style:name="N5140"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4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5">11/15/2012</text:date>, <text:time>21:07:4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11-15T21:07:43</dc:date>
    <dc:creator>Niranjan Kode</dc:creator>
    <meta:generator>OpenOffice.org/3.3$Unix OpenOffice.org_project/330m20$Build-9567</meta:generator>
    <meta:editing-duration>PT22M40S</meta:editing-duration>
    <meta:editing-cycles>4</meta:editing-cycles>
    <meta:document-statistic meta:table-count="3" meta:cell-count="187" meta:object-count="0"/>
  </office:meta>
</office:document-meta>
</file>